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4403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2*"/>
    </style:style>
    <style:style style:name="Table1.D" style:family="table-column">
      <style:table-column-properties style:column-width="1.8118in" style:rel-column-width="16389*"/>
    </style:style>
    <style:style style:name="Table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.D1" style:family="table-cell">
      <style:table-cell-properties fo:padding="0.0382in" fo:border="0.05pt solid #e6e6e6"/>
    </style:style>
    <style:style style:name="Table1.A2" style:family="table-cell">
      <style:table-cell-properties fo:padding="0.0382in" fo:border-left="0.05pt solid #e6e6e6" fo:border-right="none" fo:border-top="none" fo:border-bottom="0.05pt solid #e6e6e6"/>
    </style:style>
    <style:style style:name="Table1.D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1.616in" style:rel-column-width="14618*"/>
    </style:style>
    <style:style style:name="Table2.B" style:family="table-column">
      <style:table-column-properties style:column-width="3.5014in" style:rel-column-width="31674*"/>
    </style:style>
    <style:style style:name="Table2.C" style:family="table-column">
      <style:table-column-properties style:column-width="1.0493in" style:rel-column-width="9492*"/>
    </style:style>
    <style:style style:name="Table2.D" style:family="table-column">
      <style:table-column-properties style:column-width="1.0778in" style:rel-column-width="9751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paragraph-rsid="003744f6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DejaVu Sans" fo:font-size="10pt" officeooo:rsid="00141d96" officeooo:paragraph-rsid="003744f6" style:font-name-asian="AR PL ShanHeiSun Uni" style:font-size-asian="10pt" style:font-name-complex="Tahoma" style:font-size-complex="10pt"/>
    </style:style>
    <style:style style:name="P10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2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3" style:family="paragraph" style:parent-style-name="terp_5f_default_5f_8">
      <style:text-properties style:use-window-font-color="true" style:font-name="DejaVu Sans" fo:font-size="10pt" officeooo:paragraph-rsid="000ab99a" style:font-size-asian="10pt" style:font-size-complex="10pt"/>
    </style:style>
    <style:style style:name="P14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5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6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8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9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20" style:family="paragraph" style:parent-style-name="terp_5f_default_5f_Bold_5f_9">
      <style:paragraph-properties fo:margin-left="-0.0291in" fo:margin-right="0.0154in" fo:text-align="start" style:justify-single-word="false" fo:text-indent="0in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2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10654" style:font-name-asian="AR PL ShanHeiSun Uni" style:font-name-complex="Tahoma"/>
    </style:style>
    <style:style style:name="T3" style:family="text">
      <style:text-properties officeooo:rsid="00110654"/>
    </style:style>
    <style:style style:name="T4" style:family="text">
      <style:text-properties officeooo:rsid="001138a4"/>
    </style:style>
    <style:style style:name="T5" style:family="text">
      <style:text-properties officeooo:rsid="003a5b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text-input text:description="&lt;if test=&quot;o.partner_id.company_ext&quot;&gt;">if test=company_ext</text:text-input><text:span text:style-name="T3"><text:text-input text:description="&lt;o.partner_id.company_ext&gt;">o.partner_id.company_ext</text:text-input></text:span><text:line-break/><text:text-input text:description="&lt;/if&gt;">/if</text:text-input><text:text-input text:description="&lt;if test=&quot;o.partner_id.department_company_ext&quot;&gt;">if test="department_company_ext"</text:text-input><text:span text:style-name="T3"><text:text-input text:description="&lt;o.partner_id.department_company_ext&gt;">o.partner_id.department_company_ext</text:text-input></text:span><text:line-break/><text:text-input text:description="&lt;/if&gt;">/if</text:text-input><text:text-input text:description="&lt;if test=&quot;o.partner_id.title or o.partner_id.prename or o.partner_id.name&quot;&gt;">if test="title.name or prename or name"</text:text-input><text:span text:style-name="T3"><text:text-input text:description="&lt;o.partner_id.title.name&gt;">o.partner_id.title.name</text:text-input></text:span> <text:span text:style-name="T3"><text:text-input text:description="&lt;o.partner_id.prename&gt;">o.partner_id.prename</text:text-input></text:span> <text:span text:style-name="T3"><text:text-input text:description="&lt;o.partner_id.name&gt;">o.partner_id.name</text:text-input></text:span><text:line-break/><text:text-input text:description="&lt;/if&gt;">/if</text:text-input><text:text-input text:description="&lt;if test=&quot;o.partner_id.street&quot;&gt;">if test="street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span text:style-name="T3"><text:text-input text:description="&lt;o.partner_id.street2&gt;">o.partner_id.street2</text:text-input></text:span><text:line-break/><text:text-input text:description="&lt;/if&gt;">/if</text:text-input><text:text-input text:description="&lt;if test=&quot;o.partner_id.zip or o.partner_id.city&quot;&gt;">if test="zip or city"</text:text-input><text:span text:style-name="T2"><text:text-input text:description="&lt;o.partner_id.zip&gt;">o.partner_id.zip</text:text-input></text:span><text:span text:style-name="T1"> </text:span><text:span text:style-name="T2"><text:text-input text:description="&lt;o.partner_id.city&gt;">&lt;o.partner_id.city&gt;</text:text-input></text:span><text:span text:style-name="T1"><text:line-break/></text:span><text:span text:style-name="T1"><text:text-input text:description="&lt;/if&gt;">/if</text:text-input></text:span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5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<text:span text:style-name="T5"><text:text-input text:description="&lt;_(&quot;Customer Reference&quot;)&gt;">&lt;_("Customer Reference")&gt;</text:text-input></text:span></text:p>
          </table:table-cell>
          <table:table-cell table:style-name="Table1.A1" office:value-type="string">
            <text:p text:style-name="P11"><text:text-input text:description="&lt;_(&quot;Recipient&quot;)&gt;">Recipient</text:text-input></text:p>
          </table:table-cell>
          <table:table-cell table:style-name="Table1.A1" office:value-type="string">
            <text:p text:style-name="P11"><text:text-input text:description="&lt;_(&quot;Date Done&quot;)&gt;">Date Done</text:text-input></text:p>
          </table:table-cell>
          <table:table-cell table:style-name="Table1.D1" office:value-type="string">
            <text:p text:style-name="P11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span text:style-name="T4"><text:text-input text:description="&lt;if test=&quot;o.partner_id.title&quot;&gt;">&lt;if test="o.partner_id.title"&gt;</text:text-input></text:span><text:span text:style-name="T4"><text:text-input text:description="&lt;o.partner_id.title.name&gt;">o.partner_id.title.name</text:text-input></text:span><text:text-input text:description="&lt;/if&gt;">&lt;/if&gt;</text:text-input> <text:span text:style-name="T4"><text:text-input text:description="&lt;o.partner_id.name&gt;">o.partner_id.name</text:text-input></text:span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8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text-input text:description="&lt;_(&quot;Manufacturer&quot;)&gt;">Manufacturer</text:text-input></text:p>
          </table:table-cell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7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</text:p>
          </table:table-cell>
          <table:table-cell table:style-name="Table2.A4" office:value-type="string">
            <text:p text:style-name="P9"><text:text-input text:description="&lt;for each=&quot;quants in move_lines.reserved_quant_ids&quot;&gt;">&lt;for each="quants in move_lines.reserved_quant_ids"&gt;</text:text-input></text:p>
            <text:p text:style-name="P9"><text:text-input text:description="&lt;quants.lot_id.display_name&gt;">quants.lot_id.name</text:text-input></text:p>
            <text:p text:style-name="P6"><text:text-input text:description="&lt;/for&gt;">&lt;/for&gt;</text:text-input></text:p>
            <text:p text:style-name="P9"><text:text-input text:description="&lt;for each=&quot;quants in move_lines.quant_ids&quot;&gt;">&lt;for each="quants in move_lines.reserved_quant_ids"&gt;</text:text-input></text:p>
            <text:p text:style-name="P9"><text:text-input text:description="&lt;quants.lot_id.display_name&gt;">quants.lot_id.name</text:text-input></text:p>
            <text:p text:style-name="P6"><text:text-input text:description="&lt;/for&gt;">&lt;/for&gt;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20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8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6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in" fo:margin-bottom="0in" loext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loext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loext:graphic-properties draw:fill="none" draw:fill-color="#99ccff"/>
      <style:paragraph-properties fo:margin-top="0.0398in" fo:margin-bottom="0in" loext:contextual-spacing="false"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346in" style:type="center"/>
          <style:tab-stop style:position="7.0701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use-window-font-color="true" style:font-name="DejaVu Sans" officeooo:paragraph-rsid="001453f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initial-creator>Vinay Rana</meta:initial-creator>
    <meta:creation-date>2008-08-26T11:04:38</meta:creation-date>
    <dc:date>2016-07-15T15:45:11.074282225</dc:date>
    <meta:editing-cycles>656</meta:editing-cycles>
    <meta:editing-duration>P2DT17H2M54S</meta:editing-duration>
    <meta:document-statistic meta:table-count="3" meta:image-count="0" meta:object-count="0" meta:page-count="2" meta:paragraph-count="39" meta:word-count="302" meta:character-count="1984" meta:non-whitespace-character-count="1876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